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.2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5.2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6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5.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cm" fo:min-width="5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7.7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25cm" fo:min-width="6.2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cm" fo:min-width="7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2.5cm" fo:min-width="4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3cm" fo:min-width="6.2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2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5cm" svg:height="2.75cm" svg:x="2.5cm" svg:y="1.75cm">
          <text:p text:style-name="P1">When the user decides to play a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75cm" svg:height="2.5cm" svg:x="2.5cm" svg:y="6cm">
          <text:p text:style-name="P1">Load chosen level from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cm" svg:height="3.5cm" svg:x="2.5cm" svg:y="9.75cm">
          <text:p text:style-name="P1">Construct objects from level file and prepare them to be render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cm" svg:height="2.5cm" svg:x="2.5cm" svg:y="14.75cm">
          <text:p text:style-name="P1">Enter the main rendering lo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.25cm" svg:height="3.5cm" svg:x="2.25cm" svg:y="24cm">
          <text:p text:style-name="P1">Send relevant position/lighting data to shad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25cm" svg:height="4.25cm" svg:x="12.25cm" svg:y="23.5cm">
          <text:p text:style-name="P1">Draw every object in the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8.25cm" svg:height="4.75cm" svg:x="10.75cm" svg:y="18cm">
          <text:p text:style-name="P1">Compute and respond to collisions between the player and the scene and update object posi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6.75cm" svg:height="4.5cm" svg:x="1.5cm" svg:y="18cm">
          <text:p text:style-name="P1">Process any input from the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7.5cm" svg:height="3.75cm" svg:x="10cm" svg:y="5.75cm">
          <text:p text:style-name="P1">Swap buffers and continue to next it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3" draw:layer="layout" svg:x1="6cm" svg:y1="4.5cm" svg:x2="5.5cm" svg:y2="6cm">
          <text:p/>
        </draw:line>
        <draw:line draw:style-name="gr11" draw:text-style-name="P3" draw:layer="layout" svg:x1="5.25cm" svg:y1="8.5cm" svg:x2="6cm" svg:y2="9.75cm">
          <text:p/>
        </draw:line>
        <draw:line draw:style-name="gr12" draw:text-style-name="P3" draw:layer="layout" svg:x1="6cm" svg:y1="13.25cm" svg:x2="5cm" svg:y2="14.75cm">
          <text:p/>
        </draw:line>
        <draw:line draw:style-name="gr13" draw:text-style-name="P3" draw:layer="layout" svg:x1="5cm" svg:y1="17.25cm" svg:x2="5cm" svg:y2="18cm">
          <text:p/>
        </draw:line>
        <draw:line draw:style-name="gr14" draw:text-style-name="P3" draw:layer="layout" svg:x1="5cm" svg:y1="22.5cm" svg:x2="5.5cm" svg:y2="24cm">
          <text:p/>
        </draw:line>
        <draw:line draw:style-name="gr15" draw:text-style-name="P3" draw:layer="layout" svg:x1="15cm" svg:y1="18cm" svg:x2="15.25cm" svg:y2="16.5cm">
          <text:p/>
        </draw:line>
        <draw:line draw:style-name="gr16" draw:text-style-name="P3" draw:layer="layout" svg:x1="13.5cm" svg:y1="9.5cm" svg:x2="7.5cm" svg:y2="16cm">
          <text:p/>
        </draw:line>
        <draw:custom-shape draw:style-name="gr17" draw:text-style-name="P2" draw:layer="layout" svg:width="9cm" svg:height="5.5cm" svg:x="10.75cm" svg:y="11cm">
          <text:p text:style-name="P1">Check to see if level needs to e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8" draw:text-style-name="P3" draw:layer="layout" svg:x1="15.25cm" svg:y1="11cm" svg:x2="15.25cm" svg:y2="9.5cm">
          <text:p/>
        </draw:line>
        <draw:custom-shape draw:style-name="gr19" draw:text-style-name="P2" draw:layer="layout" svg:width="6.75cm" svg:height="3.25cm" svg:x="13cm" svg:y="1.5cm">
          <text:p text:style-name="P1">Exit to menu or quit gam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3" draw:layer="layout" svg:x1="19.75cm" svg:y1="13.75cm" svg:x2="18cm" svg:y2="4.75cm">
          <text:p/>
        </draw:line>
        <draw:frame draw:style-name="gr21" draw:text-style-name="P4" draw:layer="layout" svg:width="2.25cm" svg:height="1cm" svg:x="14cm" svg:y="10cm">
          <draw:text-box>
            <text:p>No</text:p>
          </draw:text-box>
        </draw:frame>
        <draw:frame draw:style-name="gr22" draw:text-style-name="P4" draw:layer="layout" svg:width="2.25cm" svg:height="1.25cm" svg:x="17.75cm" svg:y="9.75cm">
          <draw:text-box>
            <text:p>Yes</text:p>
          </draw:text-box>
        </draw:frame>
        <draw:line draw:style-name="gr23" draw:text-style-name="P3" draw:layer="layout" svg:x1="8.5cm" svg:y1="25.75cm" svg:x2="12.25cm" svg:y2="25.75cm">
          <text:p/>
        </draw:line>
        <draw:line draw:style-name="gr24" draw:text-style-name="P3" draw:layer="layout" svg:x1="15.25cm" svg:y1="23.5cm" svg:x2="15.5cm" svg:y2="22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0:38:14.208661772</meta:creation-date>
    <dc:date>2024-03-12T09:45:59.562673988</dc:date>
    <meta:editing-duration>PT1H9M34S</meta:editing-duration>
    <meta:editing-cycles>3</meta:editing-cycles>
    <meta:generator>LibreOffice/7.6.4.1$Linux_X86_64 LibreOffice_project/60$Build-1</meta:generator>
    <meta:document-statistic meta:object-count="24"/>
  </office:meta>
</office:document-meta>
</file>